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b362" officeooo:paragraph-rsid="001fb362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fb362" officeooo:paragraph-rsid="001fb362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210d88" officeooo:paragraph-rsid="00210d88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21792d" officeooo:paragraph-rsid="0021792d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236f30" officeooo:paragraph-rsid="00236f30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fb362" officeooo:paragraph-rsid="001fb362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2a5813" officeooo:paragraph-rsid="002a5813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2a6323" officeooo:paragraph-rsid="002a6323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2be7c5" officeooo:paragraph-rsid="002be7c5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b362" officeooo:paragraph-rsid="001fb362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4cb54" officeooo:paragraph-rsid="0024cb54"/>
    </style:style>
    <style:style style:name="T1" style:family="text">
      <style:text-properties officeooo:rsid="0021792d"/>
    </style:style>
    <style:style style:name="T2" style:family="text">
      <style:text-properties officeooo:rsid="002a5813"/>
    </style:style>
    <style:style style:name="T3" style:family="text">
      <style:text-properties officeooo:rsid="002a6323"/>
    </style:style>
    <style:style style:name="T4" style:family="text">
      <style:text-properties officeooo:rsid="002ed1a5"/>
    </style:style>
    <style:style style:name="T5" style:family="text">
      <style:text-properties officeooo:rsid="0030cd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zas Aendir</text:p>
      <text:p text:style-name="P1"/>
      <text:p text:style-name="P10">Hombres</text:p>
      <text:p text:style-name="P2"/>
      <text:p text:style-name="P8">Los hombres son la raza mas <text:span text:style-name="T4">heterogénea</text:span> quitando las bestias. Son la raza mas expandida, que vive gracias a la seguridad que les otorga sus grandes imperios. Estos se extienden por la mayoria del continente y diversifica su cultura. Desde tribus <text:span text:style-name="T4">nómadas</text:span> que prefieren saquear a placer y detestan la escritura y el conocimiento hasta grandes salones cincelados y bañados en mármol.</text:p>
      <text:p text:style-name="P8"/>
      <text:p text:style-name="P8">No todos los hombres viven bajo el yugo de un imperio, muchos son hombres libres o incluso piratas. Los mares del sur dan cobijo a estos hombres.</text:p>
      <text:p text:style-name="P8"/>
      <text:p text:style-name="P8">Mirando hacia el este las tierras son estériles y áridas ahí el movimiento es vida. Las tribus del este no pueden permanecer mas de tres días en el mismo pozo y se ven obligados a trasladarse y emigrar de forma constante. Estos hombres salvajes acostumbrados a la ley del más fuerte cuando se ven faltos de víveres se ven obligados a realizar incursiones a las tierras del oeste para sobrevivir. Estas incursiones en ocasiones han obligado a los imperios a aliarse para defenderse de esta amenaza. <text:s/></text:p>
      <text:p text:style-name="P2"/>
      <text:p text:style-name="P10">Elfos</text:p>
      <text:p text:style-name="P2"/>
      <text:p text:style-name="P9">Los elfos son una raza con una gran afinidad hacia la naturaleza viven en los bosques mas densos incluso algunos se han adaptado a las selvas. Generalmente no son abiertos con otras razas y a pesar de ser respetuosos son muy proteccionistas. Cuando un grupo de elfos se ve amenazado otros <text:s/>miles pueden acudir a su ayuda lo cual los hace peligrosos. Físicamente son de mayor estatura que los hombres pero eso no los hace mas fuertes sino mas hábiles en ciertas artes como la cacería o el uso de armas largas.</text:p>
      <text:p text:style-name="P9"/>
      <text:p text:style-name="P9">Sus comunas se establecen alrededor de unos grandes árboles que parecen ser lugares sagrados para ellos. Desde esos árboles conectan con toda la vida del bosque y viven armónicamente con ellos.</text:p>
      <text:p text:style-name="P9"/>
      <text:p text:style-name="P9">Algunos humanos creen que son parte del bosque pudiendo llegar a ser casi invisibles al ojo humano.</text:p>
      <text:p text:style-name="P9"/>
      <text:p text:style-name="P9">Los elfos hablan su propio idioma y al parecer es el mas complejo de todo el continente. Pocos hombres y enanos han conseguido aprender su uso pero para los elfos es extremadamente sencillo hablar otras lenguas.</text:p>
      <text:p text:style-name="P9"/>
      <text:p text:style-name="P9">Se conocen pocos vestigios elfos en el este. Se cree que viven alrededor de oasis y que la vida que llevan sus primos lejanos del oeste es muy diferente a la suya. Incluso mensajeros creen que <text:span text:style-name="T5">están</text:span> corrompidos pues ni los salvajes se atreven a adentrarse a su territorio. </text:p>
      <text:p text:style-name="P2"/>
      <text:p text:style-name="P10">Enanos</text:p>
      <text:p text:style-name="P2"/>
      <text:p text:style-name="P7">Son una de las razas con mas riqueza <text:s/>gracias al comercio con las grandes ciudades humanas</text:p>
      <text:p text:style-name="P7">Suelen vivir en ciudades construidas bajo las montañas. Cada ciudad enana es una ciudad estado es decir, que es un auto gobierno (Tiene ejércitos propios, ….).</text:p>
      <text:p text:style-name="P7"/>
      <text:p text:style-name="P7">Al vivir bajo las montañas son los que tienen las mejores forjas y herrerías de Aendir.</text:p>
      <text:p text:style-name="P7"/>
      <text:p text:style-name="P7">Su material favorito es el “crisil” descubierto por la familia de Besbed.</text:p>
      <text:p text:style-name="P7">Este material forja las mejores espadas, las coronas de los reyes mas poderosos,</text:p>
      <text:p text:style-name="P7"><text:soft-page-break/>pero para los enanos es algo muy común. Con dicho material se fabricaron las mejores armas y armaduras de la primera edad.</text:p>
      <text:p text:style-name="P7"/>
      <text:p text:style-name="P7">Sus ciudades están repletas de grandes salones cada cual mas profundo que el anterior.</text:p>
      <text:p text:style-name="P7">Acumulan tantas riquezas que es extraño no ver a un enano portando gemas preciosas.</text:p>
      <text:p text:style-name="P7"/>
      <text:p text:style-name="P7">La gran mayoría de reinos enanos <text:span text:style-name="T3">están</text:span> gobernados por una monarquía muy venerada por su pueblo. </text:p>
      <text:p text:style-name="P7"/>
      <text:p text:style-name="P7">El comercio llega a ser muy importante porque les da acceso a productos como la comida, la madera, pieles, ...</text:p>
      <text:p text:style-name="P2"/>
      <text:p text:style-name="P7">En ocasiones, el piso mas bajo del reino son grandes ríos subterráneos que les abastecen de agua potable.</text:p>
      <text:p text:style-name="P7"/>
      <text:p text:style-name="P7">Los enanos tienen una <text:span text:style-name="T3">relación</text:span> cordial entre los humanos (simbiosis).</text:p>
      <text:p text:style-name="P7"/>
      <text:p text:style-name="P8">Su relación con los reinos elficos es pequeña y suele ser hostil. </text:p>
      <text:p text:style-name="P8"/>
      <text:p text:style-name="P8">Y los enanos suelen enfrentarse con los hombres bestia. En ocasiones las agujeros cavados por dichas criaturas se topan con las minas de los enanos y se desata un cruel enfrentamiento.</text:p>
      <text:p text:style-name="P8"/>
      <text:p text:style-name="P10">Magos</text:p>
      <text:p text:style-name="P2"/>
      <text:p text:style-name="P3">No hay una raza determinada para ser mago pero los humanos son mas <text:span text:style-name="T2">hábiles</text:span> adquiriendo dicho <text:span text:style-name="T3">conocimiento</text:span></text:p>
      <text:p text:style-name="P3"/>
      <text:p text:style-name="P3">Hay una sociedad de magos que se dedica a reclutar personas con afinidad a la magia lo cual <text:span text:style-name="T4">para</text:span> much<text:span text:style-name="T4">o</text:span>s no esta muy bien visto y por esa <text:span text:style-name="T3">razón</text:span> dichos magos se acaban aislando.</text:p>
      <text:p text:style-name="P3"/>
      <text:p text:style-name="P3">Es una raza que no <text:span text:style-name="T3">actuá</text:span> en los conflictos ajenos a ellos mismos.</text:p>
      <text:p text:style-name="P3"/>
      <text:p text:style-name="P3">Los magos cuando entran en la instrucción no suelen marcharse. <text:span text:style-name="T1">Les hacen creer que sirven a un fin mayor y que lo mas importante es la prosperidad del conocimiento.</text:span></text:p>
      <text:p text:style-name="P2"/>
      <text:p text:style-name="P4">No seria una raza como tal sino mas bien un culto</text:p>
      <text:p text:style-name="P4"/>
      <text:p text:style-name="P4">Los magos han diseñado una tecnologia que les sirve como metodo de defensa en sus fronteras. Son robots influenciados por la magia.</text:p>
      <text:p text:style-name="P4"/>
      <text:p text:style-name="P5">Con el tiempo la magia se termino llamando Eter.</text:p>
      <text:p text:style-name="P5"/>
      <text:p text:style-name="P11">“Padres de la noche”(Imperio dormido)</text:p>
      <text:p text:style-name="P4"><text:s/></text:p>
      <text:p text:style-name="P4"/>
      <text:p text:style-name="P4"/>
      <text:p text:style-name="P4"/>
      <text:p text:style-name="P2"/>
      <text:p text:style-name="P10">“Bestias”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4T23:15:11.080000000</meta:creation-date>
    <dc:date>2021-06-25T20:12:52.760000000</dc:date>
    <meta:editing-duration>PT41M39S</meta:editing-duration>
    <meta:editing-cycles>5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37" meta:word-count="787" meta:character-count="4537" meta:non-whitespace-character-count="3778"/>
  </office:meta>
</office:document-meta>
</file>